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pt"/>
    </style:style>
    <style:style style:name="co2" style:family="table-column">
      <style:table-column-properties fo:break-before="auto" style:column-width="108pt"/>
    </style:style>
    <style:style style:name="co3" style:family="table-column">
      <style:table-column-properties fo:break-before="auto" style:column-width="169.8pt"/>
    </style:style>
    <style:style style:name="co4" style:family="table-column">
      <style:table-column-properties fo:break-before="auto" style:column-width="143.55pt"/>
    </style:style>
    <style:style style:name="co5" style:family="table-column">
      <style:table-column-properties fo:break-before="auto" style:column-width="148.96pt"/>
    </style:style>
    <style:style style:name="co6" style:family="table-column">
      <style:table-column-properties fo:break-before="auto" style:column-width="171.35pt"/>
    </style:style>
    <style:style style:name="co7" style:family="table-column">
      <style:table-column-properties fo:break-before="auto" style:column-width="162.11pt"/>
    </style:style>
    <style:style style:name="co8" style:family="table-column">
      <style:table-column-properties fo:break-before="auto" style:column-width="199.16pt"/>
    </style:style>
    <style:style style:name="co9" style:family="table-column">
      <style:table-column-properties fo:break-before="auto" style:column-width="161.29pt"/>
    </style:style>
    <style:style style:name="co10" style:family="table-column">
      <style:table-column-properties fo:break-before="auto" style:column-width="138.16pt"/>
    </style:style>
    <style:style style:name="co11" style:family="table-column">
      <style:table-column-properties fo:break-before="auto" style:column-width="127.36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204.55pt"/>
    </style:style>
    <style:style style:name="co14" style:family="table-column">
      <style:table-column-properties fo:break-before="auto" style:column-width="95.7pt"/>
    </style:style>
    <style:style style:name="co15" style:family="table-column">
      <style:table-column-properties fo:break-before="auto" style:column-width="103.41pt"/>
    </style:style>
    <style:style style:name="co16" style:family="table-column">
      <style:table-column-properties fo:break-before="auto" style:column-width="254.69pt"/>
    </style:style>
    <style:style style:name="co17" style:family="table-column">
      <style:table-column-properties fo:break-before="auto" style:column-width="116.56pt"/>
    </style:style>
    <style:style style:name="co18" style:family="table-column">
      <style:table-column-properties fo:break-before="auto" style:column-width="377.46pt"/>
    </style:style>
    <style:style style:name="co19" style:family="table-column">
      <style:table-column-properties fo:break-before="auto" style:column-width="436.9pt"/>
    </style:style>
    <style:style style:name="co20" style:family="table-column">
      <style:table-column-properties fo:break-before="auto" style:column-width="84.9pt"/>
    </style:style>
    <style:style style:name="co21" style:family="table-column">
      <style:table-column-properties fo:break-before="auto" style:column-width="139.69pt"/>
    </style:style>
    <style:style style:name="co22" style:family="table-column">
      <style:table-column-properties fo:break-before="auto" style:column-width="173.65pt"/>
    </style:style>
    <style:style style:name="co23" style:family="table-column">
      <style:table-column-properties fo:break-before="auto" style:column-width="91.84pt"/>
    </style:style>
    <style:style style:name="co24" style:family="table-column">
      <style:table-column-properties fo:break-before="auto" style:column-width="84.1pt"/>
    </style:style>
    <style:style style:name="co25" style:family="table-column">
      <style:table-column-properties fo:break-before="auto" style:column-width="230.8pt"/>
    </style:style>
    <style:style style:name="co26" style:family="table-column">
      <style:table-column-properties fo:break-before="auto" style:column-width="67.15pt"/>
    </style:style>
    <style:style style:name="co27" style:family="table-column">
      <style:table-column-properties fo:break-before="auto" style:column-width="91.05pt"/>
    </style:style>
    <style:style style:name="co28" style:family="table-column">
      <style:table-column-properties fo:break-before="auto" style:column-width="121.15pt"/>
    </style:style>
    <style:style style:name="co29" style:family="table-column">
      <style:table-column-properties fo:break-before="auto" style:column-width="118.0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db94d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7a0cb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8ccfb7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7da7d8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cd4d1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bee3d3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dfcce4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e0efd4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dddddd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bcaed5"/>
      <style:text-properties fo:font-size="14pt" style:font-size-asian="14pt" style:font-size-complex="14pt"/>
    </style:style>
    <style:style style:name="ce25" style:family="table-cell" style:parent-style-name="Default">
      <style:text-properties style:font-name="Liberation Sans" style:font-name-asian="Noto Sans CJK SC Regular" style:font-name-complex="Lohit Devanagari"/>
    </style:style>
    <style:style style:name="ce27" style:family="table-cell" style:parent-style-name="Default">
      <style:text-properties style:font-name="Liberation Sans" fo:font-size="14pt" style:font-name-asian="Noto Sans CJK SC Regular" style:font-size-asian="14pt" style:font-name-complex="Lohit Devanagari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chema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" table:default-cell-style-name="ce2"/>
        <table:table-column table:style-name="co12" table:number-columns-repeated="1009" table:default-cell-style-name="ce2"/>
        <table:table-row table:style-name="ro1">
          <table:table-cell table:style-name="ce1" office:value-type="string" calcext:value-type="string">
            <text:p>Contacts</text:p>
          </table:table-cell>
          <table:table-cell table:style-name="ce3" office:value-type="string" calcext:value-type="string">
            <text:p>Users</text:p>
          </table:table-cell>
          <table:table-cell table:style-name="ce4" office:value-type="string" calcext:value-type="string">
            <text:p>Passwords</text:p>
          </table:table-cell>
          <table:table-cell table:style-name="ce5" office:value-type="string" calcext:value-type="string">
            <text:p>Categories</text:p>
          </table:table-cell>
          <table:table-cell table:style-name="ce6" office:value-type="string" calcext:value-type="string">
            <text:p>Products</text:p>
          </table:table-cell>
          <table:table-cell table:style-name="ce13" office:value-type="string" calcext:value-type="string">
            <text:p>ProductAccesories</text:p>
          </table:table-cell>
          <table:table-cell table:style-name="ce16" office:value-type="string" calcext:value-type="string">
            <text:p>ProductCategories</text:p>
          </table:table-cell>
          <table:table-cell table:style-name="ce18" office:value-type="string" calcext:value-type="string">
            <text:p>Presupuestos</text:p>
          </table:table-cell>
          <table:table-cell table:style-name="ce19" office:value-type="string" calcext:value-type="string">
            <text:p>Clients</text:p>
          </table:table-cell>
          <table:table-cell table:style-name="ce20" office:value-type="string" calcext:value-type="string">
            <text:p>PresupuestoProducts</text:p>
          </table:table-cell>
          <table:table-cell table:style-name="ce23" office:value-type="string" calcext:value-type="string">
            <text:p>CategoriasFiscales</text:p>
          </table:table-cell>
          <table:table-cell office:value-type="string" calcext:value-type="string">
            <text:p>ClientContacts</text:p>
          </table:table-cell>
          <table:table-cell office:value-type="string" calcext:value-type="string">
            <text:p>FormasDePag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tactId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passwordId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productAccesoryId</text:p>
          </table:table-cell>
          <table:table-cell office:value-type="string" calcext:value-type="string">
            <text:p>productCategoryId</text:p>
          </table:table-cell>
          <table:table-cell office:value-type="string" calcext:value-type="string">
            <text:p>presupuestoId</text:p>
          </table:table-cell>
          <table:table-cell office:value-type="string" calcext:value-type="string">
            <text:p>clientId</text:p>
          </table:table-cell>
          <table:table-cell office:value-type="string" calcext:value-type="string">
            <text:p>presupuestoProductId</text:p>
          </table:table-cell>
          <table:table-cell office:value-type="string" calcext:value-type="string">
            <text:p>categoriaFiscalId</text:p>
          </table:table-cell>
          <table:table-cell office:value-type="string" calcext:value-type="string">
            <text:p>clientContactId</text:p>
          </table:table-cell>
          <table:table-cell office:value-type="string" calcext:value-type="string">
            <text:p>formaDePago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eatedDate</text:p>
          </table:table-cell>
          <table:table-cell office:value-type="string" calcext:value-type="string">
            <text:p>userEmail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categoryName</text:p>
          </table:table-cell>
          <table:table-cell office:value-type="string" calcext:value-type="string">
            <text:p>productName</text:p>
          </table:table-cell>
          <table:table-cell office:value-type="string" calcext:value-type="string">
            <text:p>productId1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presupuestoUserId</text:p>
          </table:table-cell>
          <table:table-cell office:value-type="string" calcext:value-type="string">
            <text:p>clientName</text:p>
          </table:table-cell>
          <table:table-cell office:value-type="string" calcext:value-type="string">
            <text:p>presupuestoId</text:p>
          </table:table-cell>
          <table:table-cell office:value-type="string" calcext:value-type="string">
            <text:p>categoriaFiscalName</text:p>
          </table:table-cell>
          <table:table-cell office:value-type="string" calcext:value-type="string">
            <text:p>clientContactClientId</text:p>
          </table:table-cell>
          <table:table-cell office:value-type="string" calcext:value-type="string">
            <text:p>formaDePago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tactName</text:p>
          </table:table-cell>
          <table:table-cell office:value-type="string" calcext:value-type="string">
            <text:p>userFirstName</text:p>
          </table:table-cell>
          <table:table-cell office:value-type="string" calcext:value-type="string">
            <text:p>passwordHash</text:p>
          </table:table-cell>
          <table:table-cell/>
          <table:table-cell office:value-type="string" calcext:value-type="string">
            <text:p>productPrice</text:p>
          </table:table-cell>
          <table:table-cell office:value-type="string" calcext:value-type="string">
            <text:p>productId2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presupuestoClientId</text:p>
          </table:table-cell>
          <table:table-cell office:value-type="string" calcext:value-type="string">
            <text:p>clientCategoriaFiscal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categoriaFiscalImpuesto</text:p>
          </table:table-cell>
          <table:table-cell office:value-type="string" calcext:value-type="string">
            <text:p>clientContactContactId</text:p>
          </table:table-cell>
          <table:table-cell office:value-type="string" calcext:value-type="string">
            <text:p>formaDePagoTex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tactEmail</text:p>
          </table:table-cell>
          <table:table-cell office:value-type="string" calcext:value-type="string">
            <text:p>userLastName</text:p>
          </table:table-cell>
          <table:table-cell table:number-columns-repeated="5"/>
          <table:table-cell office:value-type="string" calcext:value-type="string">
            <text:p>presupuestoOc</text:p>
          </table:table-cell>
          <table:table-cell office:value-type="string" calcext:value-type="string">
            <text:p>clientCuit</text:p>
          </table:table-cell>
          <table:table-cell office:value-type="string" calcext:value-type="string">
            <text:p>productDisc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actPhone</text:p>
          </table:table-cell>
          <table:table-cell office:value-type="string" calcext:value-type="string">
            <text:p>userAddress1</text:p>
          </table:table-cell>
          <table:table-cell table:number-columns-repeated="5"/>
          <table:table-cell office:value-type="string" calcext:value-type="string">
            <text:p>presupuestoPaymethod</text:p>
          </table:table-cell>
          <table:table-cell office:value-type="string" calcext:value-type="string">
            <text:p>clientPhone</text:p>
          </table:table-cell>
          <table:table-cell office:value-type="string" calcext:value-type="string">
            <text:p>productQua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actTimeToContact</text:p>
          </table:table-cell>
          <table:table-cell office:value-type="string" calcext:value-type="string">
            <text:p>userAddress2</text:p>
          </table:table-cell>
          <table:table-cell table:number-columns-repeated="5"/>
          <table:table-cell office:value-type="string" calcext:value-type="string">
            <text:p>presupuestoAddress</text:p>
          </table:table-cell>
          <table:table-cell office:value-type="string" calcext:value-type="string">
            <text:p>clientFiscalAddr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actText</text:p>
          </table:table-cell>
          <table:table-cell table:number-columns-repeated="6"/>
          <table:table-cell office:value-type="string" calcext:value-type="string">
            <text:p>presupuestoObra</text:p>
          </table:table-cell>
          <table:table-cell office:value-type="string" calcext:value-type="string">
            <text:p>clientAddress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gories" table:style-name="ta1"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categoryId</text:p>
          </table:table-cell>
          <table:table-cell office:value-type="string" calcext:value-type="string">
            <text:p>categoryNa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UERTAS CORTAFUEG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ERRAJERIAS PUERTAS CORTAFUEGO</text:p>
          </table:table-cell>
        </table:table-row>
      </table:table>
      <table:table table:name="ProductCategories" table:style-name="ta1">
        <table:table-column table:style-name="co14" table:default-cell-style-name="Default"/>
        <table:table-column table:style-name="co12" table:number-columns-repeated="2" table:default-cell-style-name="Default"/>
        <table:table-row table:style-name="ro2">
          <table:table-cell office:value-type="string" calcext:value-type="string">
            <text:p>productCategory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categoryId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</table:table-row>
      </table:table>
      <table:table table:name="ProductAccesories" table:style-name="ta1">
        <table:table-column table:style-name="co15" table:default-cell-style-name="Default"/>
        <table:table-column table:style-name="co12" table:number-columns-repeated="2" table:default-cell-style-name="Default"/>
        <table:table-row table:style-name="ro2">
          <table:table-cell office:value-type="string" calcext:value-type="string">
            <text:p>productAccesoryId</text:p>
          </table:table-cell>
          <table:table-cell office:value-type="string" calcext:value-type="string">
            <text:p>productId1</text:p>
          </table:table-cell>
          <table:table-cell office:value-type="string" calcext:value-type="string">
            <text:p>productId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</table:table>
      <table:table table:name="Products" table:style-name="ta1">
        <table:table-column table:style-name="co2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productId</text:p>
          </table:table-cell>
          <table:table-cell office:value-type="string" calcext:value-type="string">
            <text:p>productName</text:p>
          </table:table-cell>
          <table:table-cell office:value-type="string" calcext:value-type="string">
            <text:p>productPric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UERTA RF30 0700X2000MM PL, 0800X2050 MT</text:p>
          </table:table-cell>
          <table:table-cell office:value-type="float" office:value="6103" calcext:value-type="float">
            <text:p>610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UERTA RF30 0800X2000MM PL, 0900X2050 MT</text:p>
          </table:table-cell>
          <table:table-cell office:value-type="float" office:value="6103" calcext:value-type="float">
            <text:p>610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UERTA RF30 0900X2000MM PL, 1000X2050 MT</text:p>
          </table:table-cell>
          <table:table-cell office:value-type="float" office:value="6603" calcext:value-type="float">
            <text:p>660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UERTA RF30 1000X2000MM PL, 1100X2050 MT</text:p>
          </table:table-cell>
          <table:table-cell office:value-type="float" office:value="7103" calcext:value-type="float">
            <text:p>710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UERTA RF30 1100X2000MM PL, 1200X2050 MT</text:p>
          </table:table-cell>
          <table:table-cell office:value-type="float" office:value="7603" calcext:value-type="float">
            <text:p>760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UERTA RF30 1200X2000MM PL, 1300X2050 MT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UERTA RF30 1300X2000MM PL, 1400X2050 MT</text:p>
          </table:table-cell>
          <table:table-cell office:value-type="float" office:value="9092" calcext:value-type="float">
            <text:p>9092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UERTA RF30 1400X2000MM PL, 1500X2050 MT</text:p>
          </table:table-cell>
          <table:table-cell office:value-type="float" office:value="9992" calcext:value-type="float">
            <text:p>999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UERTA RF30 1500X2000MM PL, 1600X2050 MT</text:p>
          </table:table-cell>
          <table:table-cell office:value-type="float" office:value="10892" calcext:value-type="float">
            <text:p>1089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UERTA RF30 1600X2000MM PL, 1700X2050 MT</text:p>
          </table:table-cell>
          <table:table-cell office:value-type="float" office:value="11792" calcext:value-type="float">
            <text:p>11792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UERTA RF30 1700X2000MM PL, 1800X2050 MT</text:p>
          </table:table-cell>
          <table:table-cell office:value-type="float" office:value="12692" calcext:value-type="float">
            <text:p>1269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UERTA RF30 1800X2000MM PL, 1900X2050 MT</text:p>
          </table:table-cell>
          <table:table-cell office:value-type="float" office:value="13592" calcext:value-type="float">
            <text:p>13592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UERTA RF30 1900X2000MM PL, 2000X2050 MT</text:p>
          </table:table-cell>
          <table:table-cell office:value-type="float" office:value="14492" calcext:value-type="float">
            <text:p>14492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5" office:value-type="string" calcext:value-type="string">
            <text:p>PUERTA RF30 2000X2000MM PL, 2100X2050 MT</text:p>
          </table:table-cell>
          <table:table-cell office:value-type="float" office:value="15392" calcext:value-type="float">
            <text:p>15392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5" office:value-type="string" calcext:value-type="string">
            <text:p>PUERTA RF30 2100X2000MM PL, 2200X2050 MT</text:p>
          </table:table-cell>
          <table:table-cell office:value-type="float" office:value="16292" calcext:value-type="float">
            <text:p>16292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5" office:value-type="string" calcext:value-type="string">
            <text:p>PUERTA RF30 2200X2000MM PL, 2300X2050 MT</text:p>
          </table:table-cell>
          <table:table-cell office:value-type="float" office:value="17292" calcext:value-type="float">
            <text:p>17292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5" office:value-type="string" calcext:value-type="string">
            <text:p>PUERTA RF30 2300X2000MM PL, 2400X2050 MT</text:p>
          </table:table-cell>
          <table:table-cell office:value-type="float" office:value="18292" calcext:value-type="float">
            <text:p>18292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5" office:value-type="string" calcext:value-type="string">
            <text:p>PUERTA RF30 2400X2000MM PL, 2500X2050 MT</text:p>
          </table:table-cell>
          <table:table-cell office:value-type="float" office:value="19292" calcext:value-type="float">
            <text:p>19292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UERTA RF60 0700X2000MM PL, 0800X2050 MT</text:p>
          </table:table-cell>
          <table:table-cell office:value-type="float" office:value="6530" calcext:value-type="float">
            <text:p>6530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UERTA RF60 0800X2000MM PL, 0900X2050 MT</text:p>
          </table:table-cell>
          <table:table-cell office:value-type="float" office:value="6530" calcext:value-type="float">
            <text:p>6530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UERTA RF60 0900X2000MM PL, 1000X2050 MT</text:p>
          </table:table-cell>
          <table:table-cell office:value-type="float" office:value="7030" calcext:value-type="float">
            <text:p>7030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UERTA RF60 1000X2000MM PL, 1100X2050 MT</text:p>
          </table:table-cell>
          <table:table-cell office:value-type="float" office:value="7530" calcext:value-type="float">
            <text:p>7530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UERTA RF60 1100X2000MM PL, 1200X2050 MT</text:p>
          </table:table-cell>
          <table:table-cell office:value-type="float" office:value="8030" calcext:value-type="float">
            <text:p>8030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UERTA RF60 1200X2000MM PL, 1300X2050 MT</text:p>
          </table:table-cell>
          <table:table-cell office:value-type="float" office:value="9460" calcext:value-type="float">
            <text:p>9460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UERTA RF60 1300X2000MM PL, 1400X2050 MT</text:p>
          </table:table-cell>
          <table:table-cell office:value-type="float" office:value="10360" calcext:value-type="float">
            <text:p>1036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UERTA RF60 1400X2000MM PL, 1500X2050 MT</text:p>
          </table:table-cell>
          <table:table-cell office:value-type="float" office:value="11260" calcext:value-type="float">
            <text:p>11260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UERTA RF60 1500X2000MM PL, 1600X2050 MT</text:p>
          </table:table-cell>
          <table:table-cell office:value-type="float" office:value="12160" calcext:value-type="float">
            <text:p>12160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UERTA RF60 1600X2000MM PL, 1700X2050 MT</text:p>
          </table:table-cell>
          <table:table-cell office:value-type="float" office:value="13060" calcext:value-type="float">
            <text:p>13060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UERTA RF60 1700X2000MM PL, 1800X2050 MT</text:p>
          </table:table-cell>
          <table:table-cell office:value-type="float" office:value="13960" calcext:value-type="float">
            <text:p>13960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UERTA RF60 1800X2000MM PL, 1900X2050 MT</text:p>
          </table:table-cell>
          <table:table-cell office:value-type="float" office:value="14860" calcext:value-type="float">
            <text:p>1486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UERTA RF60 1900X2000MM PL, 2000X2050 MT</text:p>
          </table:table-cell>
          <table:table-cell office:value-type="float" office:value="15760" calcext:value-type="float">
            <text:p>15760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UERTA RF60 2000X2000MM PL, 2100X2050 MT</text:p>
          </table:table-cell>
          <table:table-cell office:value-type="float" office:value="16660" calcext:value-type="float">
            <text:p>16660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UERTA RF60 2100X2000MM PL, 2200X2050 MT</text:p>
          </table:table-cell>
          <table:table-cell office:value-type="float" office:value="17560" calcext:value-type="float">
            <text:p>17560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UERTA RF60 2200X2000MM PL, 2300X2050 MT</text:p>
          </table:table-cell>
          <table:table-cell office:value-type="float" office:value="18560" calcext:value-type="float">
            <text:p>18560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UERTA RF60 2300X2000MM PL, 2400X2050 MT</text:p>
          </table:table-cell>
          <table:table-cell office:value-type="float" office:value="19560" calcext:value-type="float">
            <text:p>19560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UERTA RF60 2400X2000MM PL, 2500X2050 MT</text:p>
          </table:table-cell>
          <table:table-cell office:value-type="float" office:value="20560" calcext:value-type="float">
            <text:p>20560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UERTA RF90 0700X2000MM PL, 0800X2050 MT</text:p>
          </table:table-cell>
          <table:table-cell office:value-type="float" office:value="11870" calcext:value-type="float">
            <text:p>11870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UERTA RF90 0800X2000MM PL, 0900X2050 MT</text:p>
          </table:table-cell>
          <table:table-cell office:value-type="float" office:value="11870" calcext:value-type="float">
            <text:p>11870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UERTA RF90 0900X2000MM PL, 1000X2050 MT</text:p>
          </table:table-cell>
          <table:table-cell office:value-type="float" office:value="12770" calcext:value-type="float">
            <text:p>1277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UERTA RF90 1000X2000MM PL, 1100X2050 MT</text:p>
          </table:table-cell>
          <table:table-cell office:value-type="float" office:value="13670" calcext:value-type="float">
            <text:p>13670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UERTA RF90 1100X2000MM PL, 1200X2050 MT</text:p>
          </table:table-cell>
          <table:table-cell office:value-type="float" office:value="14570" calcext:value-type="float">
            <text:p>14570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UERTA RF90 1200X2000MM PL, 1300X2050 MT</text:p>
          </table:table-cell>
          <table:table-cell office:value-type="float" office:value="16295" calcext:value-type="float">
            <text:p>16295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UERTA RF90 1300X2000MM PL, 1400X2050 MT</text:p>
          </table:table-cell>
          <table:table-cell office:value-type="float" office:value="18095" calcext:value-type="float">
            <text:p>18095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UERTA RF90 1400X2000MM PL, 1500X2050 MT</text:p>
          </table:table-cell>
          <table:table-cell office:value-type="float" office:value="19895" calcext:value-type="float">
            <text:p>19895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UERTA RF90 1500X2000MM PL, 1600X2050 MT</text:p>
          </table:table-cell>
          <table:table-cell office:value-type="float" office:value="21695" calcext:value-type="float">
            <text:p>21695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UERTA RF90 1600X2000MM PL, 1700X2050 MT</text:p>
          </table:table-cell>
          <table:table-cell office:value-type="float" office:value="23495" calcext:value-type="float">
            <text:p>23495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UERTA RF90 1700X2000MM PL, 1800X2050 MT</text:p>
          </table:table-cell>
          <table:table-cell office:value-type="float" office:value="25295" calcext:value-type="float">
            <text:p>25295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PUERTA RF90 1800X2000MM PL, 1900X2050 MT</text:p>
          </table:table-cell>
          <table:table-cell office:value-type="float" office:value="27095" calcext:value-type="float">
            <text:p>27095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PUERTA RF90 1900X2000MM PL, 2000X2050 MT</text:p>
          </table:table-cell>
          <table:table-cell office:value-type="float" office:value="28895" calcext:value-type="float">
            <text:p>28895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PUERTA RF90 2000X2000MM PL, 2100X2050 MT</text:p>
          </table:table-cell>
          <table:table-cell office:value-type="float" office:value="30695" calcext:value-type="float">
            <text:p>30695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PUERTA RF90 2100X2000MM PL, 2200X2050 MT</text:p>
          </table:table-cell>
          <table:table-cell office:value-type="float" office:value="32495" calcext:value-type="float">
            <text:p>32495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PUERTA RF90 2200X2000MM PL, 2300X2050 MT</text:p>
          </table:table-cell>
          <table:table-cell office:value-type="float" office:value="34401" calcext:value-type="float">
            <text:p>34401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UERTA RF90 2300X2000MM PL, 2400X2050 MT</text:p>
          </table:table-cell>
          <table:table-cell office:value-type="float" office:value="36418" calcext:value-type="float">
            <text:p>36418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PUERTA RF90 2400X2000MM PL, 2500X2050 MT</text:p>
          </table:table-cell>
          <table:table-cell office:value-type="float" office:value="38554" calcext:value-type="float">
            <text:p>38554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PUERTA RF120 0700X2000MM PL, 0800X2050 MT</text:p>
          </table:table-cell>
          <table:table-cell office:value-type="float" office:value="12285" calcext:value-type="float">
            <text:p>12285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PUERTA RF120 0800X2000MM PL, 0900X2050 MT</text:p>
          </table:table-cell>
          <table:table-cell office:value-type="float" office:value="12285" calcext:value-type="float">
            <text:p>12285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PUERTA RF120 0900X2000MM PL, 1000X2050 MT</text:p>
          </table:table-cell>
          <table:table-cell office:value-type="float" office:value="13185" calcext:value-type="float">
            <text:p>13185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PUERTA RF120 1000X2000MM PL, 1100X2050 MT</text:p>
          </table:table-cell>
          <table:table-cell office:value-type="float" office:value="14085" calcext:value-type="float">
            <text:p>14085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PUERTA RF120 1100X2000MM PL, 1200X2050 MT</text:p>
          </table:table-cell>
          <table:table-cell office:value-type="float" office:value="14985" calcext:value-type="float">
            <text:p>14985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PUERTA RF120 1200X2000MM PL, 1300X2050 MT</text:p>
          </table:table-cell>
          <table:table-cell office:value-type="float" office:value="18055" calcext:value-type="float">
            <text:p>18055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PUERTA RF120 1300X2000MM PL, 1400X2050 MT</text:p>
          </table:table-cell>
          <table:table-cell office:value-type="float" office:value="19855" calcext:value-type="float">
            <text:p>19855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PUERTA RF120 1400X2000MM PL, 1500X2050 MT</text:p>
          </table:table-cell>
          <table:table-cell office:value-type="float" office:value="21655" calcext:value-type="float">
            <text:p>21655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PUERTA RF120 1500X2000MM PL, 1600X2050 MT</text:p>
          </table:table-cell>
          <table:table-cell office:value-type="float" office:value="23455" calcext:value-type="float">
            <text:p>23455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PUERTA RF120 1600X2000MM PL, 1700X2050 MT</text:p>
          </table:table-cell>
          <table:table-cell office:value-type="float" office:value="25255" calcext:value-type="float">
            <text:p>25255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PUERTA RF120 1700X2000MM PL, 1800X2050 MT</text:p>
          </table:table-cell>
          <table:table-cell office:value-type="float" office:value="27055" calcext:value-type="float">
            <text:p>27055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PUERTA RF120 1800X2000MM PL, 1900X2050 MT</text:p>
          </table:table-cell>
          <table:table-cell office:value-type="float" office:value="28855" calcext:value-type="float">
            <text:p>28855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PUERTA RF120 1900X2000MM PL, 2000X2050 MT</text:p>
          </table:table-cell>
          <table:table-cell office:value-type="float" office:value="30655" calcext:value-type="float">
            <text:p>30655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PUERTA RF120 2000X2000MM PL, 2100X2050 MT</text:p>
          </table:table-cell>
          <table:table-cell office:value-type="float" office:value="32455" calcext:value-type="float">
            <text:p>32455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PUERTA RF120 2100X2000MM PL, 2200X2050 MT</text:p>
          </table:table-cell>
          <table:table-cell office:value-type="float" office:value="34255" calcext:value-type="float">
            <text:p>34255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PUERTA RF120 2200X2000MM PL, 2300X2050 MT</text:p>
          </table:table-cell>
          <table:table-cell office:value-type="float" office:value="36155" calcext:value-type="float">
            <text:p>36155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PUERTA RF120 2300X2000MM PL, 2400X2050 MT</text:p>
          </table:table-cell>
          <table:table-cell office:value-type="float" office:value="38160" calcext:value-type="float">
            <text:p>38160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PUERTA RF120 2400X2000MM PL, 2500X2050 MT</text:p>
          </table:table-cell>
          <table:table-cell office:value-type="float" office:value="40276" calcext:value-type="float">
            <text:p>40276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BARRAL ANTIPANICO SIMPLE PUSH</text:p>
          </table:table-cell>
          <table:table-cell office:value-type="float" office:value="1405" calcext:value-type="float">
            <text:p>1405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BARRAL ANTIPANICO SIMPLE C/ FALLEBA</text:p>
          </table:table-cell>
          <table:table-cell office:value-type="float" office:value="3035" calcext:value-type="float">
            <text:p>3035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BARRAL ANIPANICO SIMPLE PUSH C/ MICRO</text:p>
          </table:table-cell>
          <table:table-cell office:value-type="float" office:value="2190" calcext:value-type="float">
            <text:p>2190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BARRAL ANTIPANICO SIMPLE PUSH C/FALLEBA C/MICRO</text:p>
          </table:table-cell>
          <table:table-cell office:value-type="float" office:value="3635" calcext:value-type="float">
            <text:p>3635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BARRAL ANTIPANICO TOUCH (TECLA)</text:p>
          </table:table-cell>
          <table:table-cell office:value-type="float" office:value="2135" calcext:value-type="float">
            <text:p>2135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POMO EXTERIOR P/ ANTIPANICO C/LLAVE NEGRO</text:p>
          </table:table-cell>
          <table:table-cell office:value-type="float" office:value="2920" calcext:value-type="float">
            <text:p>2920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CIERRAPUERTA HIDRAULICO</text:p>
          </table:table-cell>
          <table:table-cell office:value-type="float" office:value="965" calcext:value-type="float">
            <text:p>965</text:p>
          </table:table-cell>
          <table:table-cell/>
        </table:table-row>
      </table:table>
      <table:table table:name="FormasDePago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2" office:value-type="string" calcext:value-type="string">
            <text:p>formaDePagoId</text:p>
          </table:table-cell>
          <table:table-cell table:style-name="ce27" office:value-type="string" calcext:value-type="string">
            <text:p>formaDePagoName</text:p>
          </table:table-cell>
          <table:table-cell table:style-name="ce27" office:value-type="string" calcext:value-type="string">
            <text:p>formaDePagoTex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0% AL CONTADO</text:p>
          </table:table-cell>
          <table:table-cell office:value-type="string" calcext:value-type="string">
            <text:p>100% CONTADO, CHEQUE AL DIA ACREDITADO, TRANSFERENCIA BANCARIA, EFECTIV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50% ACOPIO CONTADO – 50% SALDO AL CONTADO CONTRA ENTREGA</text:p>
          </table:table-cell>
          <table:table-cell office:value-type="string" calcext:value-type="string">
            <text:p>50% CONTADO, CHEQUE AL DIA ACREDITADO, TRANSFERENCIA BANCARIA, EFECTIVO – 50% SALDO CONTADO, CHEQUE AL DIA ACREDITADO, TRANSFERENCIA BANCARIA, EFECTIV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50% ACOPIO CONTADO – 50% SALDOS CONTRA ENTREGA CHEQUE 30 DIAS</text:p>
          </table:table-cell>
          <table:table-cell office:value-type="string" calcext:value-type="string">
            <text:p>50% CONTADO, CHEQUE AL DIA ACREDITADO, TRANSFERENCIA BANCARIA</text:p>
          </table:table-cell>
        </table:table-row>
      </table:table>
      <table:table table:name="CategoriasFiscales" table:style-name="ta1"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2">
          <table:table-cell office:value-type="string" calcext:value-type="string">
            <text:p>categoriaFiscalId</text:p>
          </table:table-cell>
          <table:table-cell office:value-type="string" calcext:value-type="string">
            <text:p>categoriaFiscalName</text:p>
          </table:table-cell>
          <table:table-cell office:value-type="string" calcext:value-type="string">
            <text:p>categoriaFiscalImpuest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ESPONSABLE INSCRIPTO</text:p>
          </table:table-cell>
          <table:table-cell office:value-type="float" office:value="0.21" calcext:value-type="float">
            <text:p>0.21</text:p>
          </table:table-cell>
        </table:table-row>
      </table:table>
      <table:table table:name="Clients" table:style-name="ta1"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row table:style-name="ro2">
          <table:table-cell office:value-type="string" calcext:value-type="string">
            <text:p>clientId</text:p>
          </table:table-cell>
          <table:table-cell office:value-type="string" calcext:value-type="string">
            <text:p>clientName</text:p>
          </table:table-cell>
          <table:table-cell office:value-type="string" calcext:value-type="string">
            <text:p>categoriaFiscalId</text:p>
          </table:table-cell>
          <table:table-cell office:value-type="string" calcext:value-type="string">
            <text:p>clientCuit</text:p>
          </table:table-cell>
          <table:table-cell office:value-type="string" calcext:value-type="string">
            <text:p>clientPhone</text:p>
          </table:table-cell>
          <table:table-cell office:value-type="string" calcext:value-type="string">
            <text:p>clientFiscalAddress</text:p>
          </table:table-cell>
          <table:table-cell office:value-type="string" calcext:value-type="string">
            <text:p>clientAddre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IDRAL COMUNICACIONES S.R.L</text:p>
          </table:table-cell>
          <table:table-cell office:value-type="float" office:value="1" calcext:value-type="float">
            <text:p>1</text:p>
          </table:table-cell>
          <table:table-cell office:value-type="float" office:value="30711195676" calcext:value-type="float">
            <text:p>30711195676</text:p>
          </table:table-cell>
          <table:table-cell office:value-type="float" office:value="49617854" calcext:value-type="float">
            <text:p>49617854</text:p>
          </table:table-cell>
          <table:table-cell table:number-columns-repeated="2" office:value-type="string" calcext:value-type="string">
            <text:p>AV MITRE 33, AVELLANEDA, BUENOS AIRES</text:p>
          </table:table-cell>
        </table:table-row>
      </table:table>
      <table:table table:name="Contacts" table:style-name="ta1">
        <table:table-column table:style-name="co12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contactId</text:p>
          </table:table-cell>
          <table:table-cell office:value-type="string" calcext:value-type="string">
            <text:p>contactName</text:p>
          </table:table-cell>
          <table:table-cell office:value-type="string" calcext:value-type="string">
            <text:p>contactPhone</text:p>
          </table:table-cell>
          <table:table-cell office:value-type="string" calcext:value-type="string">
            <text:p>contactEmail</text:p>
          </table:table-cell>
          <table:table-cell office:value-type="string" calcext:value-type="string">
            <text:p>contactTimeToContact</text:p>
          </table:table-cell>
          <table:table-cell office:value-type="string" calcext:value-type="string">
            <text:p>contactTex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UAN PEREZ</text:p>
          </table:table-cell>
          <table:table-cell office:value-type="float" office:value="1540965874" calcext:value-type="float">
            <text:p>1540965874</text:p>
          </table:table-cell>
          <table:table-cell office:value-type="string" calcext:value-type="string">
            <text:p>juanperez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OBERTO RULFO</text:p>
          </table:table-cell>
          <table:table-cell office:value-type="float" office:value="14556516" calcext:value-type="float">
            <text:p>14556516</text:p>
          </table:table-cell>
          <table:table-cell office:value-type="string" calcext:value-type="string">
            <text:p>robertorulfo@gmail.com</text:p>
          </table:table-cell>
          <table:table-cell table:number-columns-repeated="2" office:value-type="string" calcext:value-type="string">
            <text:p>null</text:p>
          </table:table-cell>
        </table:table-row>
      </table:table>
      <table:table table:name="ClientContacts" table:style-name="ta1">
        <table:table-column table:style-name="co12" table:number-columns-repeated="3" table:default-cell-style-name="Default"/>
        <table:table-row table:style-name="ro2">
          <table:table-cell office:value-type="string" calcext:value-type="string">
            <text:p>clientContactId</text:p>
          </table:table-cell>
          <table:table-cell office:value-type="string" calcext:value-type="string">
            <text:p>clientId</text:p>
          </table:table-cell>
          <table:table-cell office:value-type="string" calcext:value-type="string">
            <text:p>contactId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  <number:text>.</number:text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6P1" style:volatile="true">
      <number:currency-symbol number:language="en" number:country="US">$</number:currency-symbol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6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3">00/00/0000</text:date>, <text:time style:data-style-name="N2" text:time-value="11:32:36.5563061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7:56:50.378437130</meta:creation-date>
    <dc:date>2018-02-23T12:32:54.258248409</dc:date>
    <meta:editing-duration>PT10H19M59S</meta:editing-duration>
    <meta:editing-cycles>34</meta:editing-cycles>
    <meta:generator>LibreOffice/5.4.2.2$Linux_X86_64 LibreOffice_project/40m0$Build-2</meta:generator>
    <meta:document-statistic meta:table-count="10" meta:cell-count="679" meta:object-count="0"/>
  </office:meta>
</office:document-meta>
</file>